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maison de Babylone.</text:span> <text:span text:style-name="T2">12</text:span> <text:span text:style-name="T1">Après cependant la transhabitation de mais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maison de Babylone générations quatorze, et au loin de la de transhabitation de mais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jeune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jeune enfant.</text:span> <text:span text:style-name="T2">10</text:span> <text:span text:style-name="T1">ayants vus cependant le étoile furent été de joie joie grande véhémentement.</text:span> <text:span text:style-name="T2">11</text:span> <text:span text:style-name="T1">et ayants venus envers la maison d'habitation virent le jeune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jeune enfant et la mère de lui et fuis envers Égypte et sois là jusqu'à ce que le cas échéant que je dise à toi· immine car Hérode chercher le jeune enfant de ce perdre au loin lui.</text:span> <text:span text:style-name="T2">14</text:span> <text:span text:style-name="T1">celui cependant ayant été éveillé prit à côté le jeune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jeune enfant et la mère de lui et te va envers terre de Israël· ont été morts car ceux cherchants la âme de le de jeune enfant.</text:span> <text:span text:style-name="T2">21</text:span> <text:span text:style-name="T1">celui cependant ayant été éveillé prit à côté le jeune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se faisants démoniser et se étants lunatique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 au loin.</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habill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four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cherchent davantage·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ntre;</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dehors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se faisants démoniser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in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est celui-ci en ce que et les vents et la mer à lui écoutent en soumission;</text:span> <text:span text:style-name="T2">28</text:span> <text:span text:style-name="T1">Et de ayant venu de lui envers ce de l'autre côté envers la région de les de Gadaréniens vinrent à la rencontre à lui deux se faisants démoniser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se faisants démoniser.</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se faisant démoniser.</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retourné au-dessus.</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géniteur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jeune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pauserai de bas en haut vous.</text:span> <text:span text:style-name="T2">29</text:span> <text:span text:style-name="T1">levez le joug-balance de moi sur vous et apprenez au loin de moi, en ce que doux je suis et bas à la à coeur, et vous trouverez pause de bas en haut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osition en avant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demandèrent sur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hors de toi la main. et étendit dehors et fut rétabli complètement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rendis hérésie,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se faisant démoniser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pillera complètement.</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ème sera abandonné à les à êtres humains, la cependant de le de souffle blasphèm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cherche davantag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condamneront elle, en ce que transintelligèrent envers le annonce de Ionas, et voici plus nombreusement de Ionas ici.</text:span> <text:span text:style-name="T2">42</text:span> <text:span text:style-name="T1">reine de sud sera éveillé en à la à jugement avec de la de génération de celle-ci et condamnera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pause de bas en haut et non trouve.</text:span> <text:span text:style-name="T2">44</text:span> <text:span text:style-name="T1">alors dit· envers le maison de moi je retournerai au-dessus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dehors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de haut en bas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au loin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posa au loin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jeune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dehors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èm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se fait démoniser.</text:span> <text:span text:style-name="T2">23</text:span> <text:span text:style-name="T1">celui cependant non fut répondu à elle discours. et ayants venus vers les disciples de lui sollicit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jeune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demandèrent sur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cherche davantag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sollicit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demandèrent sur lui les disciples de lui disants· quel donc les lettrés disent en ce que Élia attache de lien venir premièrement;</text:span> <text:span text:style-name="T2">11</text:span> <text:span text:style-name="T1">celui cependant ayant été répondu dit· Élia certes se vient et rétablira complètement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se est lunatique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es;</text:span> <text:span text:style-name="T2">26</text:span> <text:span text:style-name="T1">de ayant dit cependant· au loin de les de d’autre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jeune enfant dressa lui en à au milieu de eux</text:span> <text:span text:style-name="T2">3</text:span> <text:span text:style-name="T1">et dit· amen je dis à vous, si le cas échéant ne pas que vous soyez tourné et que vous vous deveniez comme les jeunes enfants, non ne pas que vous veniez à l'intérieur envers la royauté de les de cieux.</text:span> <text:span text:style-name="T2">4</text:span> <text:span text:style-name="T1">lequel un quelconque donc baissera lui-même comme le jeune enfant ce-ci, celui-ci est le plus grand en à la à royauté de les de cieux.</text:span> <text:span text:style-name="T2">5</text:span> <text:span text:style-name="T1">et lequel si le cas échéant que se accepte un jeune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jeunes enfants afin que les mains que surpose à eux et que se prie· les cependant disciples survalorisèrent à eux.</text:span> <text:span text:style-name="T2">14</text:span> <text:span text:style-name="T1">le cependant Iésous dit· abandonnez les jeune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sollicit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condamneront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e sollicit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t aussi et bons· et fut rempli le mariage de se couchants de bas en haut.</text:span> <text:span text:style-name="T2">11</text:span> <text:span text:style-name="T1">Ayant venu à l'intérieur cependant le roi se contempler ceux se couchants de bas en haut vit là être humain non se ayant habillé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demandèrent sur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demanda sur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demanda sur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demander su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à table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retourne au-dessus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au loin eux au loin de les uns les autres, comme certes le berger délimite au loin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pausez de bas en haut·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dehors la main tira loin la machette de lui et ayant percuté le mâle esclave de le de chef sacrificateur saisit au loin de lui le bout d'oreille.</text:span> <text:span text:style-name="T2">52</text:span> <text:span text:style-name="T1">alors dit à lui le Iésous· détourne au loin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èm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condamné,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demanda sur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habillè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t aussi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m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m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t aussi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habillé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coucha le soleil, portaient vers lui tous ceux malicieusement ayants et ceux se faisants démoniser·</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dehors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osition en avant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dehors la main de toi. et étendit dehors et fut rétabli complètement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piller complètement, si le cas échéant ne pas premièrement le tenace que attache de lien, et alors la maison d'habitation de lui pillera complètement.</text:span> <text:span text:style-name="T2">28</text:span> <text:span text:style-name="T1">Amen je dis à vous en ce que tous sera abandonné à les à fils de les de êtres humains les fautements et les blasphèm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de haut en bas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sollicit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retournent au-dessus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demandait sur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se faisant démoniser se étant assis ayant été vêtu himation et étant sain d'émotion, celui ayant eu le légion, et furent effrayé.</text:span> <text:span text:style-name="T2">16</text:span> <text:span text:style-name="T1">et se racontèrent complètement à eux ceux ayants vus comment? se devint à celui à se faisant démoniser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fait démoniser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retourné au-dessus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jeune enfant non mourut loin mais dort de haut en bas.</text:span> <text:span text:style-name="T2">40</text:span> <text:span text:style-name="T1">et riaient de haut en bas de lui. lui cependant ayant éjecté tous prend à côté le père de le de jeune enfant et la mère et ceux avec de lui et se va à l'intérieur là où était le jeune enfant.</text:span> <text:span text:style-name="T2">41</text:span> <text:span text:style-name="T1">et ayant saisi avec force de la de main de le de jeune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habill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pausez de bas en haut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 –</text:span> <text:span text:style-name="T2">5</text:span> <text:span text:style-name="T1">et demandent sur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demandaient sur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èm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sollicit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jeune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jeune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sollicit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demandait sur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établit complètement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demandait sur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demandait sur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retourné au-dessus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demandaient sur lui disants· en ce que disent les lettrés en ce que Élia attache de lien venir premièrement;</text:span> <text:span text:style-name="T2">12</text:span> <text:span text:style-name="T1">celui cependant déclarait à eux· Élia certes ayant venu premièrement rétablit complètement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demanda sur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demanda sur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jeune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demandaient sur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demander sur.</text:span> <text:span text:style-name="T2">33</text:span> <text:span text:style-name="T1">Et vinrent envers Kapharnaoum. Et en à la à maison d'habitation se ayant devenu demandait sur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jeune enfant dressa lui en à au milieu de eux et se ayant pris dans ses bras lui dit à eux·</text:span> <text:span text:style-name="T2">37</text:span> <text:span text:style-name="T1">lequel le cas échéant un de les de tels de jeune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demandaient sur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demandaient sur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jeunes enfants afin que de eux que se touche· les cependant disciples survalorisèrent à eux.</text:span> <text:span text:style-name="T2">14</text:span> <text:span text:style-name="T1">ayant vu cependant le Iésous irrita beaucoup et dit à eux· abandonnez les jeunes enfants se venir vers moi, et ne pas empêchez eux, de les car de tels est la royauté de le de Dieu.</text:span> <text:span text:style-name="T2">15</text:span> <text:span text:style-name="T1">amen je dis à vous, lequel le cas échéant ne pas que se accepte la royauté de le de Dieu comme jeune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demandait sur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uma, et le fils de le de être humain sera livré à les à chefs sacrificateurs et à les à lettrés, et condamneront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demanderai sur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demandaient sur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demanda sur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demander su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aux tables en à les à dîners,</text:span> <text:span text:style-name="T2">40</text:span> <text:span text:style-name="T1">ceux mangeants de haut en bas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 ·</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pierres et de quell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demandait sur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géniteur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retourne au-dessus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ble liquid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pausez de bas en haut·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déposition de témoignage envers ce mettre à trépas lui, et non trouvaient·</text:span> <text:span text:style-name="T2">56</text:span> <text:span text:style-name="T1">nombreux car témoignaient faussement contre de lui, et égales les dépositions de témoignage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déposition de témoignage de eux.</text:span> <text:span text:style-name="T2">60</text:span> <text:span text:style-name="T1">Et ayant redressé le chef sacrificateur envers au milieu demanda sur le Iésous disant· non tu te réponds aucun quel ceux-ci de toi témoignent contre;</text:span> <text:span text:style-name="T2">61</text:span> <text:span text:style-name="T1">celui cependant silençait et non se répondit aucun. de nouveau le chef sacrificateur demandait sur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ème· quel à vous se apparaît en lumière; ceux cependant tous condamnèrent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demanda sur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demandait sur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habillè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été mort et se ayant appelé auprès le centurion demanda sur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condamné.</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de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allégresse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retournera au-dessus sur Maître le Dieu de eux.</text:span> <text:span text:style-name="T2">17</text:span> <text:span text:style-name="T1">et lui se viendra devant en devant de lui en à souffle et à puissance à Élia, retourner au-dessus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allégresse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jeune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jeune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jeune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jeune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t aussi Mariam et le Ioseph et le bébé se couchant en à la à crèche·</text:span> <text:span text:style-name="T2">17</text:span> <text:span text:style-name="T1">ayants vus cependant firent connaître autour de le de oral de ce de ayant été bavardé à eux autour de le de jeune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géniteurs le jeune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retournèrent au-dessus envers la Galilée envers cité de eux-mêmes Nazareth.</text:span> <text:span text:style-name="T2">40</text:span> <text:span text:style-name="T1">Le cependant jeune enfant croissait et était fortifié étant fait plénitude à sagesse, et grâce de Dieu était sur lui.</text:span> <text:span text:style-name="T2">41</text:span> <text:span text:style-name="T1">Et se allaient les parents géniteur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géniteur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demandant sur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demandaient sur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demandaient sur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sollicit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Couch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cherchaient davantage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sollicit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dehors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couchette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èm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couchette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osition en avant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demande sur vous si est permis à le à sabbat faire bon ou faire mal, âme sauver ou perdre au loin;</text:span> <text:span text:style-name="T2">10</text:span> <text:span text:style-name="T1">et se ayant regardé autour tous eux dit à lui· étends dehors la main de toi. celui cependant fit et fut rétabli complètement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ntre;</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sollicit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orté soigneusement au dehors ayant été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jeune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Sollicitait cependant un quelconque lui de les de Pharisiens afin que que mange avec de lui, et ayant venu à l'intérieur envers le maison de le de Pharisien fut in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de haut en bas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Demandaient sur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habilla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demanda sur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fait démoniser.</text:span> <text:span text:style-name="T2">37</text:span> <text:span text:style-name="T1">et sollicit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été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retourna au-dessus le souffle de elle et redressa instantanément et ordonna au-travers à elle être donné manger.</text:span> <text:span text:style-name="T2">56</text:span> <text:span text:style-name="T1">et extasièrent les parents géniteur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in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inclinez de haut en bas eux tablées [comme si] de bas en haut cinquante.</text:span> <text:span text:style-name="T2">15</text:span> <text:span text:style-name="T1">et firent ainsi et in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demanda sur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sollicit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jeune enfant dressa lui à côté à lui-même</text:span> <text:span text:style-name="T2">48</text:span> <text:span text:style-name="T1">et dit à eux· lequel si le cas échéant que se accepte ce-ci le jeune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in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pausera de bas en haut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moitié 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jeune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pause de bas en haut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condamnera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condamneront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sollicit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pause de bas en haut,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habilliez.</text:span> <text:span text:style-name="T2">23</text:span> <text:span text:style-name="T1">la car âme plus nombreusement est de la de nourriture et le corps de le de vêtement.</text:span> <text:span text:style-name="T2">24</text:span> <text:span text:style-name="T1">intelligez contre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ntre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four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cherchent davantage,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t aussi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aux tables se élisaient, disant vers eux·</text:span> <text:span text:style-name="T2">8</text:span> <text:span text:style-name="T1">lorsque le cas échéant que tu sois appelé sous de un quelconque envers mariages, ne pas que tu sois incliné de haut en bas envers la première place à table,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e sollicite toi, aie moi ayant été demandé à côté.</text:span> <text:span text:style-name="T2">19</text:span> <text:span text:style-name="T1">et autre-différent dit· paires de boeufs j'achetai à l'agora cinq et je me vais éprouver eux· je sollicit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sollicit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t aussi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habill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de haut en bas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e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e sollicit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retourne au-dessus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demandé sur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retourne au-dessus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jeunes enfants se venir vers moi et ne pas empêchez eux, de les car de tels est la royauté de le de Dieu.</text:span> <text:span text:style-name="T2">17</text:span> <text:span text:style-name="T1">amen je dis à vous, lequel le cas échéant ne pas que se accepte la royauté de le de Dieu comme jeune enfant, non ne pas que vienne à l'intérieur envers elle.</text:span> <text:span text:style-name="T2">18</text:span> <text:span text:style-name="T1">Et demanda sur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géniteur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demanda sur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sollicit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e sollicit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demandèrent sur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ntre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demandèrent sur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demander su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aux tables en à les à dîners,</text:span> <text:span text:style-name="T2">47</text:span> <text:span text:style-name="T1">lesquels mangent de haut en bas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Demandèrent sur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t aussi grands et selon lieux famines et pestes se seront, objets d'effrois et aussi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géniteur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retourné au-dessus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dehor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demandaient sur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t aussi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e sollicit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déposition de témoignage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sollicit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demanda sur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demandait sur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t aussi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au loin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in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t aussi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incliné déjà la journée. et vint à l'intérieur de ce rester avec à eux.</text:span> <text:span text:style-name="T2">30</text:span> <text:span text:style-name="T1">et se devint en à ce être in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habill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déposition de témoignage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déposition de témoignage de le de Ioannes, lorsque envoyèrent [vers lui] les Ioudaiens hors de Ierosoluma sacrificateurs et Lévites afin que que sollicitent lui· toi quel tu es;</text:span> <text:span text:style-name="T2">20</text:span> <text:span text:style-name="T1">et avoua et non se nia, et avoua en ce que moi non je suis le Christ.</text:span> <text:span text:style-name="T2">21</text:span> <text:span text:style-name="T1">et sollicit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sollicit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t aussi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de haut en bas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déposition de témoignage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déposition de témoignage de lui aucun prend.</text:span> <text:span text:style-name="T2">33</text:span> <text:span text:style-name="T1">celui ayant pris de lui la déposition de témoignage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sollicit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sollicitaient lui rester à côté à eux· et resta là deux journées.</text:span> <text:span text:style-name="T2">41</text:span> <text:span text:style-name="T1">et à nombreux plus nombreusement crurent par le fait de le discours de lui,</text:span> <text:span text:style-name="T2">42</text:span> <text:span text:style-name="T1">à la et aussi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sollicit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jeune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sollicit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déposition de témoignage de moi non est vrai·</text:span> <text:span text:style-name="T2">32</text:span> <text:span text:style-name="T1">autre est celui témoignant autour de moi, et j'ai su en ce que vrai est la déposition de témoignage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déposition de témoignage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déposition de témoignage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petit jeune enfan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t aussi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sollicit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condamna;</text:span> <text:span text:style-name="T2">11</text:span> <text:span text:style-name="T1">la cependant dit· aucun, Maître. dit cependant le Iésous· non cependant moi toi condamn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déposition de témoignage de toi non est vrai.</text:span> <text:span text:style-name="T2">14</text:span> <text:span text:style-name="T1">fut répondu Iésous et dit à eux· et si moi que je témoigne autour de moi-même, vrai est la déposition de témoignage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déposition de témoignage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sollicitèrent lui les disciples de lui disants· rabbi, quel fauta, celui-ci ou les parents géniteurs de lui, afin que aveugle que soit engendré;</text:span> <text:span text:style-name="T2">3</text:span> <text:span text:style-name="T1">fut répondu Iésous· ni celui-ci fauta ni les parents géniteur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sollicit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géniteurs de lui de celui de ayant regardé de bas en haut</text:span> <text:span text:style-name="T2">19</text:span> <text:span text:style-name="T1">et sollicitèrent eux disants· celui-ci est le fils de vous, lequel vous vous dites en ce que aveugle fut engendré; comment? donc regarde à l'instant;</text:span> <text:span text:style-name="T2">20</text:span> <text:span text:style-name="T1">furent répondu donc les parents géniteur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sollicitez, âge a, lui autour de lui-même bavardera.</text:span> <text:span text:style-name="T2">22</text:span> <text:span text:style-name="T1">ces-ci dirent les parents géniteur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géniteurs de lui dirent en ce que âge a, lui demandez sur.</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e cependant non ne pas que suivent, mais se fuiront au loin de lui, en ce que non ont su de les de d’autre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se faisant démoniser·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èm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été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ble liquid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sollicit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e solliciterai le père et autre appeleur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eur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eur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sollicit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eur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sollicit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jeune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sollicit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e sollicit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sollicit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e sollicite, non autour de le de monde je sollicit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e sollicit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e sollicit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demanda sur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sollicit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sollicites; sollicit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in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sollicit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été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déposition de témoignage,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sollicit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m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jeune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dehor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retourné au-dessus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déposition de témoignage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t aussi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sollicitaient lui disants· Maître, si en à le à temps à celui-ci tu rétablis complètement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t aussi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t aussi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t aussi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t aussi et Kapadokya, Pontus et la Asie,</text:span> <text:span text:style-name="T2">10</text:span> <text:span text:style-name="T1">Phrygie et aussi et Pamphylie, Égypte et les parts de la de Libye de celle selon Cyrène, et ceux surpeuplants Romains,</text:span> <text:span text:style-name="T2">11</text:span> <text:span text:style-name="T1">Ioudaiens et aussi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t aussi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t aussi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t aussi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t aussi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t aussi endurants auprès en même fureur en à le à sanctuaire, cassants et aussi selon maison pain, prenaient avec au-delà de nourriture en à allégresse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sollicit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retournez au-dessus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au loin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t aussi eux en ce que avec à le à Iésous étaient,</text:span> <text:span text:style-name="T2">14</text:span> <text:span text:style-name="T1">le et aussi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t aussi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dehors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t aussi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t aussi et de femmes,</text:span> <text:span text:style-name="T2">15</text:span> <text:span text:style-name="T1">de sorte que aussi envers les places exporter les infirmes et poser sur de sommier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t aussi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t aussi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demanda sur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t aussi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rejoint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t aussi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t aussi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t aussi le peuple et les plus anciens et les lettrés et ayants présentés ravirent avec lui et conduisirent envers le sanhédrin,</text:span> <text:span text:style-name="T2">13</text:span> <text:span text:style-name="T1">dressèrent et aussi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t aussi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ntre se devint son de voix de Maître·</text:span> <text:span text:style-name="T2">32</text:span> <text:span text:style-name="T1">moi le Dieu de les de pères de toi, le Dieu de Abraam et de Isaak et de Iakob. tremblant au dedans cependant se ayant devenu Môusês non osait intelliger contre.</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posèrent au loin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t aussi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t aussi et femmes.</text:span> <text:span text:style-name="T2">13</text:span> <text:span text:style-name="T1">le cependant Simon aussi lui-même crut et ayant été baptisé était endurant auprès à le à Philippe, observant et aussi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t aussi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t aussi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t aussi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t aussi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t aussi et femmes, ayants étés attachés de lien que conduise envers Ierousalem.</text:span> <text:span text:style-name="T2">3</text:span> <text:span text:style-name="T1">En cependant à ce se aller se devint lui approcher à la à Damas, soudainement et aussi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t aussi aussi de rois de fils et aussi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t aussi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t aussi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t aussi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retournèrent au-dessus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retourné au-dessus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sollicit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t aussi sous de tout entier de le de ethnie de les de Ioudaiens, fut négocié du besoin sous de messager de saint se mander au-delà toi envers le maison de lui et écouter oraux à côté de toi.</text:span> <text:span text:style-name="T2">23</text:span> <text:span text:style-name="T1">se ayant appelé dedan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t aussi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t aussi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t aussi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dé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sollicit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ntre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t aussi nombre celui ayant cru retourna au-dessus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osition en avant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t aussi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t aussi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t aussi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t aussi·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cherché davantage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habillé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t aussi Bar-Nabas et Syméon celui étant appelé Niger et Loukios le Cyrénéen, Manahen et aussi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t aussi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chercha davantage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t aussi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t aussi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t aussi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t aussi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t aussi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t aussi foules ayants vus lequel fit Paulus surélevèrent la son de voix de eux Lycaonien disants· les dieux ayants étés rendus semblable à êtres humains descendirent vers nous,</text:span> <text:span text:style-name="T2">12</text:span> <text:span text:style-name="T1">appelaient et aussi le Bar-Nabas Zeus, le cependant Paulus Hermès, parce que donc lui était celui se gouvernant de le de discours.</text:span> <text:span text:style-name="T2">13</text:span> <text:span text:style-name="T1">le et aussi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retourner au-dessus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été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t aussi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t aussi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t aussi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t aussi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t aussi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retournants au-dessus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t aussi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retournés au-dessus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t aussi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t aussi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retourné au-dessus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t aussi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t aussi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sollicit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t aussi de se vénérants de Hellèns multitude nombreux, de femmes et aussi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t aussi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t aussi le et aussi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t aussi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t aussi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t aussi Ioudaiens et Hellèns.</text:span> <text:span text:style-name="T2">5</text:span> <text:span text:style-name="T1">Comme cependant vinrent de haut en bas au loin de la de Macédoine le et aussi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sollicit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t aussi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t aussi vers eux· si souffle saint vous prîtes ayants crus; ceux cependant vers lui· mais non cependant si souffle saint est nous écoutâmes.</text:span> <text:span text:style-name="T2">3</text:span> <text:span text:style-name="T1">dit et aussi·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t aussi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t aussi et Hellèns.</text:span> <text:span text:style-name="T2">11</text:span> <text:span text:style-name="T1">Puissances et aussi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t aussi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t aussi et à Hellèns à ceux à établissants maison d'habitation la Éphèse et tomba dessus effroi sur tous eux et était magnifié le nom de le de Maître de Iésous.</text:span> <text:span text:style-name="T2">18</text:span> <text:span text:style-name="T1">Nombreux et aussi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t aussi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t aussi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cherchez davantage,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t aussi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t aussi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t aussi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t aussi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période de trois années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t aussi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t aussi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t aussi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t aussi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t aussi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t aussi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t aussi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t aussi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t aussi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t aussi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t aussi envers le sol et j'écoutai de son de voix de disante à moi· Saoul Saoul, quel moi tu poursuis;</text:span> <text:span text:style-name="T2">8</text:span> <text:span text:style-name="T1">moi cependant je fus répondu· quel tu es, Maître; dit et aussi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déposition de témoignage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t aussi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é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t aussi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t aussi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sollicit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sollicit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t aussi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t aussi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demandé sur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t aussi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t aussi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t aussi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t aussi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t aussi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t aussi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t aussi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t aussi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été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t aussi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t aussi à Ierosoluma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dehors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t aussi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t aussi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t aussi de les de saints moi en à gardiennages je fermai à clef de haut en bas la à côté de les de chefs sacrificateurs autorité ayant pris de étants saisis de bas en haut et aussi de eux je portai de haut en bas caillou lisse.</text:span> <text:span text:style-name="T2">11</text:span> <text:span text:style-name="T1">et selon toutes les synagogues souvent punissant eux je contraignais blasphémer surabondamment et aussi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t aussi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t aussi tu vis [moi] de lesquels et aussi je serai vu à toi,</text:span> <text:span text:style-name="T2">17</text:span> <text:span text:style-name="T1">se extrayant toi hors de le de peuple et hors de les de ethnies envers lesquels moi j'envoie toi</text:span> <text:span text:style-name="T2">18</text:span> <text:span text:style-name="T1">ouvrir yeux de eux, de ce retourner au-dessus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t aussi et à Ierosoluma, toute et aussi la région de la de Ioudaia et à les à ethnies je rapportais annonce transintelliger et retourner au-dessus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t aussi et à grand aucun extérieurement disant de lesquels et aussi les prophètes bavardèrent de imminants se devenir et Môusês,</text:span> <text:span text:style-name="T2">23</text:span> <text:span text:style-name="T1">si souffrant le Christ, si premier hors de redressement de morts lumière immine annoncer de haut en bas à le et aussi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t aussi le roi et le gouverneur la et aussi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t aussi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t aussi à autre-différente nous fûmes mené de haut en bas envers Sidon, en amitié de l'humain et aussi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t aussi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t aussi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osition en avant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t aussi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t aussi non de peu de se couchant sur, pour le reste était enlevé autour espérance toute de ce être sauvé nous.</text:span> <text:span text:style-name="T2">21</text:span> <text:span text:style-name="T1">de Nombreuse et aussi de abstinence de froment de subsistante alors ayant été dressé le Paulus en à au milieu de eux dit· attachait de lien certes, O hommes, ayants obéis à l'autorité à moi ne pas être conduit de bas en haut au loin de la de Crète gagner et aussi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t aussi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 dehors,</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ntre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plongé dehors que fuie à travers.</text:span> <text:span text:style-name="T2">43</text:span> <text:span text:style-name="T1">le cependant chef de cent se ayant dessein sauver complètement le Paulus empêcha eux de le de dessein, ordonna et aussi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t aussi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t aussi eux autour de le de Iésous au loin et aussi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t aussi et de moi.</text:span> <text:span text:style-name="T2">13</text:span> <text:span text:style-name="T1">non je veux cependant vous méconnaître, frères, en ce que souvent je me plaçai en avant venir vers vous, et je fus empêché jusqu'à l'extrémité de celui viens ici, afin que un quelconque fruit que j'aie aussi en à vous de haut en bas comme aussi en à les à restants à ethnies.</text:span> <text:span text:style-name="T2">14</text:span> <text:span text:style-name="T1">à Hellèns et aussi et à barbares, à sages et aussi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t aussi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t aussi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t aussi car femelles de eux changèrent au-delà la naturelle utilisation envers la à côté nature,</text:span> <text:span text:style-name="T2">27</text:span> <text:span text:style-name="T1">semblablement et aussi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géniteur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condamnes,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t aussi premièrement et de Hellèn·</text:span> <text:span text:style-name="T2">10</text:span> <text:span text:style-name="T1">gloire cependant et valeur et paix à tout à celui à se mettant au travail le bon, à Ioudaien et aussi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pauses de bas en haut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t aussi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t aussi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écart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laça en avant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ntre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damnation,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damnation,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t aussi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damnation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condamna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osition en avant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condamnant;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osition en avant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t aussi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demandants sur.</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cherche davantag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au loin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posions au loin donc les travaux de le de ténèbre, que nous nous habill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habill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e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t aussi car que nous vivions, à le à Maître nous vivons, si le cas échéant et aussi que nous mourions loin, à le à Maître nous mourons loin. si le cas échéant et aussi donc que nous vivions si le cas échéant et aussi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condamné,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e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pause de bas en haut ensemble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écart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t aussi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t aussi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t aussi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condamnés à mort,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t aussi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condamné.</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jeune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demandent sur·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habiller incorruptibilité et le mortel ce-ci se habiller intrépassibilité.</text:span> <text:span text:style-name="T2">54</text:span> <text:span text:style-name="T1">lorsque le cas échéant cependant le corruptible ce-ci que se habille incorruptibilité et le mortel ce-ci que se habill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pausèrent de bas en hau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damnation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retourne au-dessus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revêtir désirants au-dessus,</text:span> <text:span text:style-name="T2">3</text:span> <text:span text:style-name="T1">si certes aussi se ayants habillés non nus nous serons trouvé.</text:span> <text:span text:style-name="T2">4</text:span> <text:span text:style-name="T1">aussi car ceux étants en à le à corps de tente nous soupirons étants alourdis, sur à lequel non nous voulons se dévêtir mais se re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damnation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pausé de bas en haut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t aussi]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étendons dehors au-dessus nous-mêmes, jusqu'à l'extrémité car aussi de vous nous devançâmes en à le à évangile de le de Christ,</text:span> <text:span text:style-name="T2">15</text:span> <text:span text:style-name="T1">non envers les sans mesures se vantants en à d’autre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e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de haut en bas,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t aussi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géniteurs thésauriser mais les parents géniteur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agi ensemble hypocritement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habillâ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retournez au-dessus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de haut en bas,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laça en avant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osition en avant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osition en avant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t aussi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poser au loin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habiller le nouveau être humain celui selon Dieu ayant été créé en à justice et à piété sacré de la de vérité.</text:span> <text:span text:style-name="T2">25</text:span> <text:span text:style-name="T1">C'est pourquoi se ayants posés au loin le mensonge bavardez vérité chacun avec de le prochain de lui, en ce que nous sommes de les uns les autres membres.</text:span> <text:span text:style-name="T2">26</text:span> <text:span text:style-name="T1">soyez mis en colère et ne pas fautez· le soleil ne pas couche sur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èm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géniteur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habill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habillé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t aussi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étendant dehors sur,</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e sollicit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cherche davantage le dons, mais je cherche davantag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posez au loin aussi vous ces tous, colère, fureur, malice, blasphèm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habillé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habill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géniteur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retournâtes au-dessus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sollicit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habillé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sollicit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sollicit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déposition de témoignage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tarde,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été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èm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osition en avant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au loin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géniteur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couch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osition en avant,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au loin,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uden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déposition de témoignage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au loin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pausé de bas en haut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pause de bas en haut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t aussi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allégresse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t aussi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t aussi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jeunes enfants lesquels à moi donna le Dieu.</text:span> <text:span text:style-name="T2">14</text:span> <text:span text:style-name="T1">Puisque donc les jeune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ntre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t aussi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t aussi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t aussi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t aussi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t aussi de mains, de redressement et aussi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t aussi de la de gratification de la de sur ciel et participants ayants étés devenus de souffle de saint</text:span> <text:span text:style-name="T2">5</text:span> <text:span text:style-name="T1">et beau se ayants goûtés de Dieu oral puissances et aussi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t aussi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t aussi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t aussi saint du monde.</text:span> <text:span text:style-name="T2">2</text:span> <text:span text:style-name="T1">tente car fut préparé de haut en bas la première en à laquelle la et aussi chandelier et la table et la position en avant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t aussi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t aussi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e,</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inclinaison, croyable car celui se ayant promis,</text:span> <text:span text:style-name="T2">24</text:span> <text:span text:style-name="T1">et que nous intelligions contre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t aussi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condamna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cherchent davantage.</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jeune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t aussi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inclinèrent de d’autre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posés au loin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t aussi de le de trône de le de Dieu a assis.</text:span> <text:span text:style-name="T2">3</text:span> <text:span text:style-name="T1">que vous vous considér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 au loin,</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cherchons davantage.</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établi complètement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posés au loin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ntre le face de la de genèse de lui en à miroir·</text:span> <text:span text:style-name="T2">24</text:span> <text:span text:style-name="T1">intelligea contre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recev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t aussi et de volatiles, de reptiles et aussi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retourne au-dessus un quelconque lui,</text:span> <text:span text:style-name="T2">20</text:span> <text:span text:style-name="T1">connaisse en ce que celui ayant retourné au-dessus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posés au loin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retourné au-dessus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écart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pose au loin de crasse mais de conscience de bonne 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pause de bas en haut.</text:span> <text:span text:style-name="T2">15</text:span> <text:span text:style-name="T1">ne pas car un quelconque de vous souffre comme meurtrier ou voleur ou malfaiteur ou comme fouineur·</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pose au loi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condamna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retourné au-dessus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tarde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eur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jeune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Jeune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déposition de témoignage de les de êtres humains nous prenons, la déposition de témoignage de le de Dieu plus grande est· en ce que celle-ci est la déposition de témoignage de le de Dieu, en ce que a témoigné autour de le de fils de lui.</text:span> <text:span text:style-name="T2">10</text:span> <text:span text:style-name="T1">celui croyant envers le fils de le de Dieu a la déposition de témoignage en à lui-même, celui ne pas croyant à le à Dieu menteur a fait lui, en ce que non a cru envers la déposition de témoignage laquelle a témoigné le Dieu autour de le de fils de lui.</text:span> <text:span text:style-name="T2">11</text:span> <text:span text:style-name="T1">et celle-ci est la déposition de témoignage,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sollicit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e sollicit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déposition de témoignage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énétrèrent à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t aussi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èm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allégresse,</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déposition de témoignage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déposition de témoignage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retournai au-dessus regarder la son de voix laquelle une quelconque bavardait avec de moi, et ayant retourné au-dessus je vis sept chandeliers d'ors</text:span> <text:span text:style-name="T2">13</text:span> <text:span text:style-name="T1">et en à au milieu de les de chandeliers semblable fils de être humain se ayant habillé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èm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pause de bas en haut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déposition de témoignage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pausent de bas en hau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de haut en bas lui, et amertumera de toi la cavité ventrale, mais en à le à bouche de toi se sera sucré comme miel.</text:span> <text:span text:style-name="T2">10</text:span> <text:span text:style-name="T1">Et je pris le petite bible hors de la de main de le de messager et je mangeai de haut en bas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de haut en bas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déposition de témoignage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de haut en bas.</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déposition de témoignage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déposition de témoignage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èm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èmes et fut donné à lui autorité faire mois quarante [et] deux.</text:span> <text:span text:style-name="T2">6</text:span> <text:span text:style-name="T1">et ouvrit le bouche de lui envers blasphèm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pause de bas en haut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pausé de bas en haut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habillé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èm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déposition de témoignage de Iésous· à le à Dieu prosterne vers. la car déposition de témoignage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habillé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t aussi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déposition de témoignage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de haut en bas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6343" meta:character-count="1178437" meta:non-whitespace-character-count="952079"/>
    <meta:generator>LibreOffice/7.2.4.1$Windows_X86_64 LibreOffice_project/27d75539669ac387bb498e35313b970b7fe9c4f9</meta:generator>
    <meta:user-defined meta:name="viewport">width=device-width, initial-scale=1</meta:user-defined>
  </office:meta>
</office:document-meta>
</file>